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ę do was</text:span><text:span text:style-name="T1"><text:line-break/></text:span><text:span text:style-name="T1">w Moim Duchu</text:span><text:span text:style-name="T1"><text:line-break/></text:span><text:span text:style-name="T1">i rozraduję wasze ser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7T17:15:04</meta:creation-date>
    <dc:date>2015-03-14T16:52:56.790000000</dc:date>
    <dc:language>pl-PL</dc:language>
    <meta:editing-cycles>4</meta:editing-cycles>
    <meta:editing-duration>PT3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